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9.952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8; LearningRate = 0.1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.5834">
            <text:p>0.5834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0.2917">
            <text:p>0.2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1.0834">
            <text:p>1.0834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 table:formula="of:=AVERAGE([.EW5:.EX5])" office:value-type="float" office:value="0.5417">
            <text:p>0.541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1.25">
            <text:p>1.25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.6666">
            <text:p>0.6666</text:p>
          </table:table-cell>
          <table:table-cell table:formula="of:=AVERAGE([.EW6:.EX6])" office:value-type="float" office:value="0.9583">
            <text:p>0.958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office:value-type="float" office:value="12.5">
            <text:p>12.5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.5">
            <text:p>12.5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7.3336">
            <text:p>7.3336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10.6656">
            <text:p>10.6656</text:p>
          </table:table-cell>
          <table:table-cell table:formula="of:=AVERAGE([.EW7:.EX7])" office:value-type="float" office:value="8.9996">
            <text:p>8.999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.5">
            <text:p>12.5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.5">
            <text:p>12.5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.5">
            <text:p>12.5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.5">
            <text:p>12.5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31.8332">
            <text:p>31.8332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34.6654">
            <text:p>34.6654</text:p>
          </table:table-cell>
          <table:table-cell table:formula="of:=AVERAGE([.EW8:.EX8])" office:value-type="float" office:value="33.2493">
            <text:p>33.24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59.3324">
            <text:p>59.3324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59.999">
            <text:p>59.999</text:p>
          </table:table-cell>
          <table:table-cell table:formula="of:=AVERAGE([.EW9:.EX9])" office:value-type="float" office:value="59.6657">
            <text:p>59.66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5.83">
            <text:p>45.83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79.9984">
            <text:p>79.9984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85.3328">
            <text:p>85.3328</text:p>
          </table:table-cell>
          <table:table-cell table:formula="of:=AVERAGE([.EW10:.EX10])" office:value-type="float" office:value="82.6656">
            <text:p>82.66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90.9148">
            <text:p>90.9148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93.9998">
            <text:p>93.9998</text:p>
          </table:table-cell>
          <table:table-cell table:formula="of:=AVERAGE([.EW11:.EX11])" office:value-type="float" office:value="92.4573">
            <text:p>92.45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96.2488">
            <text:p>96.2488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98">
            <text:p>98</text:p>
          </table:table-cell>
          <table:table-cell table:formula="of:=AVERAGE([.EW12:.EX12])" office:value-type="float" office:value="97.1244">
            <text:p>97.12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97.9162">
            <text:p>97.9162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98.6666">
            <text:p>98.6666</text:p>
          </table:table-cell>
          <table:table-cell table:formula="of:=AVERAGE([.EW13:.EX13])" office:value-type="float" office:value="98.2914">
            <text:p>98.29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99.7498">
            <text:p>99.7498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100">
            <text:p>100</text:p>
          </table:table-cell>
          <table:table-cell table:formula="of:=AVERAGE([.EW14:.EX14])" office:value-type="float" office:value="99.8749">
            <text:p>99.87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99.9166">
            <text:p>99.9166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100">
            <text:p>100</text:p>
          </table:table-cell>
          <table:table-cell table:formula="of:=AVERAGE([.EW15:.EX15])" office:value-type="float" office:value="99.9583">
            <text:p>99.958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99.9166">
            <text:p>99.9166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100">
            <text:p>100</text:p>
          </table:table-cell>
          <table:table-cell table:formula="of:=AVERAGE([.EW16:.EX16])" office:value-type="float" office:value="99.9583">
            <text:p>99.95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100">
            <text:p>100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100">
            <text:p>100</text:p>
          </table:table-cell>
          <table:table-cell table:formula="of:=AVERAGE([.EW17:.EX17])" office:value-type="float" office:value="100">
            <text:p>1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100">
            <text:p>100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100">
            <text:p>100</text:p>
          </table:table-cell>
          <table:table-cell table:formula="of:=AVERAGE([.EW18:.EX18])" office:value-type="float" office:value="100">
            <text:p>1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100">
            <text:p>100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100">
            <text:p>100</text:p>
          </table:table-cell>
          <table:table-cell table:formula="of:=AVERAGE([.EW19:.EX19])" office:value-type="float" office:value="100">
            <text:p>1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100">
            <text:p>100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100">
            <text:p>100</text:p>
          </table:table-cell>
          <table:table-cell table:formula="of:=AVERAGE([.EW20:.EX20])" office:value-type="float" office:value="100">
            <text:p>1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100">
            <text:p>100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100">
            <text:p>100</text:p>
          </table:table-cell>
          <table:table-cell table:formula="of:=AVERAGE([.EW21:.EX21])" office:value-type="float" office:value="100">
            <text:p>1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100">
            <text:p>100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100">
            <text:p>100</text:p>
          </table:table-cell>
          <table:table-cell table:formula="of:=AVERAGE([.EW22:.EX22])" office:value-type="float" office:value="100">
            <text:p>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100">
            <text:p>100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100">
            <text:p>100</text:p>
          </table:table-cell>
          <table:table-cell table:formula="of:=AVERAGE([.EW23:.EX23])" office:value-type="float" office:value="100">
            <text:p>1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100">
            <text:p>100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100">
            <text:p>100</text:p>
          </table:table-cell>
          <table:table-cell table:formula="of:=AVERAGE([.EW24:.EX24])" office:value-type="float" office:value="100">
            <text:p>1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100">
            <text:p>100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100">
            <text:p>100</text:p>
          </table:table-cell>
          <table:table-cell table:formula="of:=AVERAGE([.EW25:.EX25])" office:value-type="float" office:value="100">
            <text:p>1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100">
            <text:p>100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100">
            <text:p>100</text:p>
          </table:table-cell>
          <table:table-cell table:formula="of:=AVERAGE([.EW26:.EX26])" office:value-type="float" office:value="100">
            <text:p>1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100">
            <text:p>100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100">
            <text:p>100</text:p>
          </table:table-cell>
          <table:table-cell table:formula="of:=AVERAGE([.EW27:.EX27])" office:value-type="float" office:value="100">
            <text:p>1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100">
            <text:p>100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100">
            <text:p>100</text:p>
          </table:table-cell>
          <table:table-cell table:formula="of:=AVERAGE([.EW28:.EX28])" office:value-type="float" office:value="100">
            <text:p>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100">
            <text:p>100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100">
            <text:p>100</text:p>
          </table:table-cell>
          <table:table-cell table:formula="of:=AVERAGE([.EW29:.EX29])" office:value-type="float" office:value="100">
            <text:p>1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100">
            <text:p>100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100">
            <text:p>100</text:p>
          </table:table-cell>
          <table:table-cell table:formula="of:=AVERAGE([.EW30:.EX30])" office:value-type="float" office:value="100">
            <text:p>1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100">
            <text:p>100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100">
            <text:p>100</text:p>
          </table:table-cell>
          <table:table-cell table:formula="of:=AVERAGE([.EW31:.EX31])" office:value-type="float" office:value="100">
            <text:p>1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100">
            <text:p>100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100">
            <text:p>100</text:p>
          </table:table-cell>
          <table:table-cell table:formula="of:=AVERAGE([.EW32:.EX32])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5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2:50:52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